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2" svg:font-family="'Lohit Marathi'"/>
    <style:font-face style:name="Lohit Marathi" svg:font-family="'Lohit Marathi'" style:font-family-generic="roman"/>
    <style:font-face style:name="Courier" svg:font-family="Courie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Marathi3" svg:font-family="'Lohit Marath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Marathi1" svg:font-family="'Lohit Marath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1" style:family="table-row">
      <style:table-row-properties style:min-row-height="3.4271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7c58c" officeooo:paragraph-rsid="0027c58c"/>
    </style:style>
    <style:style style:name="P2" style:family="paragraph" style:parent-style-name="Text_20_body">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3" style:family="paragraph" style:parent-style-name="Text_20_body">
      <style:text-properties fo:font-variant="normal" fo:text-transform="none" fo:color="#222222" style:font-name="DejaVu Sans Condensed" fo:font-size="10pt" fo:letter-spacing="normal" fo:font-style="normal" fo:font-weight="normal" officeooo:rsid="002ee1ba" officeooo:paragraph-rsid="002ee1ba" style:font-size-asian="10pt" style:font-style-asian="normal" style:font-weight-asian="normal" style:font-size-complex="10pt" style:font-style-complex="normal"/>
    </style:style>
    <style:style style:name="P4"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03135" style:font-size-asian="10pt" style:font-style-asian="normal" style:font-weight-asian="normal" style:font-size-complex="10pt" style:font-style-complex="normal"/>
    </style:style>
    <style:style style:name="P5"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20f8a" style:font-size-asian="10pt" style:font-style-asian="normal" style:font-weight-asian="normal" style:font-size-complex="10pt" style:font-style-complex="normal"/>
    </style:style>
    <style:style style:name="P6"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65057" style:font-size-asian="10pt" style:font-style-asian="normal" style:font-weight-asian="normal" style:font-size-complex="10pt" style:font-style-complex="normal"/>
    </style:style>
    <style:style style:name="P7" style:family="paragraph" style:parent-style-name="Text_20_body">
      <style:text-properties fo:font-variant="normal" fo:text-transform="none" fo:color="#222222" style:font-name="DejaVu Sans Condensed" fo:font-size="10pt" fo:letter-spacing="normal" fo:font-style="normal" fo:font-weight="normal" officeooo:rsid="003b70d9" officeooo:paragraph-rsid="003b70d9" style:font-size-asian="10pt" style:font-style-asian="normal" style:font-weight-asian="normal" style:font-size-complex="10pt" style:font-style-complex="normal"/>
    </style:style>
    <style:style style:name="P8" style:family="paragraph" style:parent-style-name="Text_20_body">
      <style:text-properties fo:font-variant="normal" fo:text-transform="none" fo:color="#222222" style:font-name="DejaVu Sans Condensed" fo:font-size="10pt" fo:letter-spacing="normal" fo:font-style="normal" fo:font-weight="normal" officeooo:rsid="003f3f25" officeooo:paragraph-rsid="00413ece" style:font-size-asian="10pt" style:font-style-asian="normal" style:font-weight-asian="normal" style:font-size-complex="10pt" style:font-style-complex="normal"/>
    </style:style>
    <style:style style:name="P9" style:family="paragraph" style:parent-style-name="Text_20_body">
      <style:text-properties fo:font-variant="normal" fo:text-transform="none" fo:color="#222222" style:font-name="DejaVu Sans Condensed" fo:font-size="10pt" fo:letter-spacing="normal" fo:font-style="normal" fo:font-weight="normal" officeooo:rsid="00413ece" officeooo:paragraph-rsid="00413ece" style:font-size-asian="10pt" style:font-style-asian="normal" style:font-weight-asian="normal" style:font-size-complex="10pt" style:font-style-complex="normal"/>
    </style:style>
    <style:style style:name="P10" style:family="paragraph" style:parent-style-name="Text_20_body">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11"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12"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5bd89" style:font-size-asian="10pt" style:font-style-asian="normal" style:font-weight-asian="normal" style:font-size-complex="10pt" style:font-style-complex="normal"/>
    </style:style>
    <style:style style:name="P13" style:family="paragraph" style:parent-style-name="Text_20_body">
      <style:text-properties fo:font-variant="normal" fo:text-transform="none" fo:color="#222222" style:font-name="DejaVu Sans Condensed" fo:font-size="10pt" fo:letter-spacing="normal" fo:font-style="normal" fo:font-weight="normal" officeooo:rsid="0045bd89" officeooo:paragraph-rsid="0045bd89" style:font-size-asian="10pt" style:font-style-asian="normal" style:font-weight-asian="normal" style:font-size-complex="10pt" style:font-style-complex="normal"/>
    </style:style>
    <style:style style:name="P14" style:family="paragraph" style:parent-style-name="Text_20_body">
      <style:text-properties fo:font-variant="normal" fo:text-transform="none" fo:color="#222222" style:font-name="DejaVu Sans Condensed" fo:font-size="10pt" fo:letter-spacing="normal" fo:font-style="normal" fo:font-weight="normal" officeooo:rsid="0045c4f0" officeooo:paragraph-rsid="0045c4f0" style:font-size-asian="10pt" style:font-style-asian="normal" style:font-weight-asian="normal" style:font-size-complex="10pt" style:font-style-complex="normal"/>
    </style:style>
    <style:style style:name="P15" style:family="paragraph" style:parent-style-name="Text_20_body">
      <style:text-properties fo:font-variant="normal" fo:text-transform="none" fo:color="#222222" style:font-name="DejaVu Sans Condensed" fo:font-size="10pt" fo:letter-spacing="normal" fo:font-style="normal" fo:font-weight="normal" officeooo:rsid="00474041" officeooo:paragraph-rsid="00474041" style:font-size-asian="10pt" style:font-style-asian="normal" style:font-weight-asian="normal" style:font-size-complex="10pt" style:font-style-complex="normal"/>
    </style:style>
    <style:style style:name="P16" style:family="paragraph" style:parent-style-name="Text_20_body">
      <style:text-properties fo:font-variant="normal" fo:text-transform="none" fo:color="#222222" style:font-name="DejaVu Sans Condensed" fo:font-size="10pt" fo:letter-spacing="normal" fo:font-style="normal" fo:font-weight="normal" officeooo:rsid="0048f5cc" officeooo:paragraph-rsid="0048f5cc" style:font-size-asian="10pt" style:font-style-asian="normal" style:font-weight-asian="normal" style:font-size-complex="10pt" style:font-style-complex="normal"/>
    </style:style>
    <style:style style:name="P17" style:family="paragraph" style:parent-style-name="Text_20_body">
      <style:text-properties fo:font-size="10pt" fo:font-weight="normal" officeooo:rsid="0029780f" officeooo:paragraph-rsid="0029780f" style:font-size-asian="8.75pt" style:font-weight-asian="normal" style:font-size-complex="10pt"/>
    </style:style>
    <style:style style:name="P18" style:family="paragraph" style:parent-style-name="Text_20_body">
      <style:text-properties style:font-name="DejaVu Sans Condensed"/>
    </style:style>
    <style:style style:name="P19" style:family="paragraph" style:parent-style-name="Text_20_body">
      <style:text-properties officeooo:rsid="0039316b" officeooo:paragraph-rsid="0039316b"/>
    </style:style>
    <style:style style:name="P20" style:family="paragraph" style:parent-style-name="Table_20_Contents">
      <style:paragraph-properties fo:background-color="#dddddd">
        <style:background-image/>
      </style:paragraph-properties>
      <style:text-properties style:font-name="Courier" officeooo:rsid="002ee1ba" officeooo:paragraph-rsid="002ee1ba" style:font-size-complex="10pt"/>
    </style:style>
    <style:style style:name="P21" style:family="paragraph" style:parent-style-name="Table_20_Contents">
      <style:paragraph-properties fo:background-color="#dddddd">
        <style:background-image/>
      </style:paragraph-properties>
      <style:text-properties style:font-name="Courier" officeooo:rsid="00413ece" officeooo:paragraph-rsid="00413ece" style:font-size-complex="10pt"/>
    </style:style>
    <style:style style:name="P22" style:family="paragraph" style:parent-style-name="Table_20_Contents">
      <style:paragraph-properties fo:background-color="#dddddd">
        <style:background-image/>
      </style:paragraph-properties>
      <style:text-properties style:font-name="Courier" officeooo:rsid="0045bd89" officeooo:paragraph-rsid="0045bd89" style:font-size-complex="10pt"/>
    </style:style>
    <style:style style:name="P23" style:family="paragraph" style:parent-style-name="Table_20_Contents">
      <style:paragraph-properties fo:background-color="#dddddd">
        <style:background-image/>
      </style:paragraph-properties>
      <style:text-properties style:font-name="Courier" officeooo:rsid="00474041" officeooo:paragraph-rsid="00474041" style:font-size-complex="10pt"/>
    </style:style>
    <style:style style:name="P24" style:family="paragraph" style:parent-style-name="Table_20_Contents">
      <style:paragraph-properties fo:background-color="#dddddd">
        <style:background-image/>
      </style:paragraph-properties>
      <style:text-properties style:font-name="Courier" fo:font-size="10pt" officeooo:rsid="003a9f2e" officeooo:paragraph-rsid="003a9f2e" style:font-size-asian="10pt" style:font-size-complex="10pt"/>
    </style:style>
    <style:style style:name="P25" style:family="paragraph" style:parent-style-name="Table_20_Contents">
      <style:paragraph-properties fo:background-color="#dddddd">
        <style:background-image/>
      </style:paragraph-properties>
      <style:text-properties style:font-name="Courier" fo:font-size="10pt" officeooo:rsid="003a9f2e" officeooo:paragraph-rsid="003b5333" style:font-size-asian="10pt" style:font-size-complex="10pt"/>
    </style:style>
    <style:style style:name="P26" style:family="paragraph" style:parent-style-name="Table_20_Contents">
      <style:paragraph-properties fo:background-color="#dddddd">
        <style:background-image/>
      </style:paragraph-properties>
      <style:text-properties style:font-name="Courier" fo:font-size="10pt" officeooo:rsid="003f3f25" officeooo:paragraph-rsid="003f3f25" style:font-size-asian="10pt" style:font-size-complex="10pt"/>
    </style:style>
    <style:style style:name="P27" style:family="paragraph" style:parent-style-name="Table_20_Contents">
      <style:paragraph-properties fo:background-color="#dddddd">
        <style:background-image/>
      </style:paragraph-properties>
      <style:text-properties officeooo:paragraph-rsid="0045bd89" style:font-size-complex="10pt"/>
    </style:style>
    <style:style style:name="P28" style:family="paragraph" style:parent-style-name="Standard">
      <style:paragraph-properties fo:background-color="#dddddd">
        <style:background-image/>
      </style:paragraph-properties>
      <style:text-properties fo:color="#000000" style:font-name="Courier"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fo:background-color="#dddddd">
        <style:background-image/>
      </style:paragraph-properties>
      <style:text-properties fo:color="#000000" style:font-name="Courier" fo:font-size="10pt" style:font-size-asian="10pt" style:font-size-complex="10pt"/>
    </style:style>
    <style:style style:name="P30" style:family="paragraph" style:parent-style-name="Text_20_body">
      <style:paragraph-properties fo:margin-top="0in" fo:margin-bottom="0in" style:contextual-spacing="false" fo:background-color="#dddddd">
        <style:background-image/>
      </style:paragraph-properties>
      <style:text-properties fo:color="#000000" style:font-name="Courier" fo:font-size="10pt" style:font-size-asian="10pt" style:font-size-complex="10pt"/>
    </style:style>
    <style:style style:name="P31" style:family="paragraph" style:parent-style-name="Text_20_body" style:list-style-name="L14">
      <style:text-properties officeooo:rsid="002e5d8c" officeooo:paragraph-rsid="002e5d8c"/>
    </style:style>
    <style:style style:name="P32" style:family="paragraph" style:parent-style-name="Text_20_body" style:list-style-name="L14">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33" style:family="paragraph" style:parent-style-name="Text_20_body" style:list-style-name="L15">
      <style:text-properties fo:font-variant="normal" fo:text-transform="none" fo:color="#222222" style:font-name="DejaVu Sans Condensed" fo:font-size="10pt" fo:letter-spacing="normal" fo:font-style="normal" fo:font-weight="normal" officeooo:rsid="00375653" officeooo:paragraph-rsid="00375653" style:font-size-asian="10pt" style:font-style-asian="normal" style:font-weight-asian="normal" style:font-size-complex="10pt" style:font-style-complex="normal"/>
    </style:style>
    <style:style style:name="P34" style:family="paragraph" style:parent-style-name="Text_20_body" style:list-style-name="L16">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35" style:family="paragraph" style:parent-style-name="Text_20_body" style:list-style-name="L17">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36" style:family="paragraph" style:parent-style-name="Text_20_body">
      <style:text-properties fo:font-variant="normal" fo:text-transform="none" fo:color="#222222" style:font-name="DejaVu Sans Condensed" fo:font-size="10pt" fo:letter-spacing="normal" fo:font-style="normal" fo:font-weight="normal" officeooo:rsid="004c03ae" officeooo:paragraph-rsid="004c03ae" style:font-size-asian="10pt" style:font-style-asian="normal" style:font-weight-asian="normal" style:font-size-complex="10pt" style:font-style-complex="normal"/>
    </style:style>
    <style:style style:name="P37" style:family="paragraph" style:parent-style-name="Text_20_body">
      <style:text-properties fo:font-variant="normal" fo:text-transform="none" fo:color="#222222" style:font-name="DejaVu Sans Condensed" fo:font-size="10pt" fo:letter-spacing="normal" fo:font-style="normal" fo:font-weight="normal" officeooo:rsid="004df08e" officeooo:paragraph-rsid="004df08e" style:font-size-asian="10pt" style:font-style-asian="normal" style:font-weight-asian="normal" style:font-size-complex="10pt" style:font-style-complex="normal"/>
    </style:style>
    <style:style style:name="P38" style:family="paragraph" style:parent-style-name="Text_20_body">
      <style:text-properties fo:font-variant="normal" fo:text-transform="none" fo:color="#222222" style:font-name="DejaVu Sans Condensed" fo:font-size="10pt" fo:letter-spacing="normal" fo:font-style="normal" fo:font-weight="normal" officeooo:rsid="004df08e" officeooo:paragraph-rsid="004e8ad2" style:font-size-asian="10pt" style:font-style-asian="normal" style:font-weight-asian="normal" style:font-size-complex="10pt" style:font-style-complex="normal"/>
    </style:style>
    <style:style style:name="P39" style:family="paragraph" style:parent-style-name="Text_20_body" style:list-style-name="L18">
      <style:text-properties fo:font-variant="normal" fo:text-transform="none" fo:color="#222222" style:font-name="DejaVu Sans Condensed" fo:font-size="10pt" fo:letter-spacing="normal" fo:font-style="normal" fo:font-weight="normal" officeooo:rsid="004e8ad2" officeooo:paragraph-rsid="004e8ad2" style:font-size-asian="10pt" style:font-style-asian="normal" style:font-weight-asian="normal" style:font-size-complex="10pt" style:font-style-complex="normal"/>
    </style:style>
    <style:style style:name="P40" style:family="paragraph" style:parent-style-name="Text_20_body">
      <style:text-properties fo:font-variant="normal" fo:text-transform="none" fo:color="#222222" style:font-name="DejaVu Sans Condensed" fo:font-size="10pt" fo:letter-spacing="normal" fo:font-style="normal" fo:font-weight="normal" officeooo:rsid="004ed007" officeooo:paragraph-rsid="004ed007" style:font-size-asian="10pt" style:font-style-asian="normal" style:font-weight-asian="normal" style:font-size-complex="10pt" style:font-style-complex="normal"/>
    </style:style>
    <style:style style:name="P41" style:family="paragraph" style:parent-style-name="Text_20_body">
      <style:text-properties fo:font-variant="normal" fo:text-transform="none" fo:color="#222222" style:font-name="DejaVu Sans Condensed" fo:font-size="10pt" fo:letter-spacing="normal" fo:font-style="normal" fo:font-weight="normal" officeooo:rsid="0050ac4c" officeooo:paragraph-rsid="0050ac4c" style:font-size-asian="10pt" style:font-style-asian="normal" style:font-weight-asian="normal" style:font-size-complex="10pt" style:font-style-complex="normal"/>
    </style:style>
    <style:style style:name="P42" style:family="paragraph" style:parent-style-name="Text_20_body" style:list-style-name="L15">
      <style:text-properties officeooo:paragraph-rsid="00375653"/>
    </style:style>
    <style:style style:name="P43" style:family="paragraph" style:parent-style-name="Text_20_body" style:list-style-name="L15">
      <style:text-properties officeooo:rsid="00365057" officeooo:paragraph-rsid="00365057"/>
    </style:style>
    <style:style style:name="P44" style:family="paragraph" style:parent-style-name="Text_20_body" style:list-style-name="L15">
      <style:text-properties officeooo:rsid="00375653" officeooo:paragraph-rsid="00375653"/>
    </style:style>
    <style:style style:name="P45" style:family="paragraph" style:parent-style-name="Table_20_Contents">
      <style:paragraph-properties fo:background-color="#dddddd">
        <style:background-image/>
      </style:paragraph-properties>
      <style:text-properties officeooo:rsid="0045bd89" officeooo:paragraph-rsid="0045bd89" style:font-size-complex="10pt"/>
    </style:style>
    <style:style style:name="P46" style:family="paragraph" style:parent-style-name="Table_20_Contents">
      <style:text-properties style:font-size-complex="10pt"/>
    </style:style>
    <style:style style:name="P47" style:family="paragraph" style:parent-style-name="Table_20_Contents">
      <style:text-properties officeooo:rsid="004f40ec" officeooo:paragraph-rsid="004f40ec" style:font-size-complex="10pt"/>
    </style:style>
    <style:style style:name="P48" style:family="paragraph" style:parent-style-name="Heading_20_2">
      <style:text-properties fo:font-size="12pt" fo:font-weight="bold" style:font-size-asian="12pt" style:font-weight-asian="bold" style:font-size-complex="12pt" style:font-weight-complex="bold"/>
    </style:style>
    <style:style style:name="P49" style:family="paragraph" style:parent-style-name="Heading_20_2">
      <style:text-properties fo:font-size="12pt" fo:font-style="normal" style:font-size-asian="12pt" style:font-style-asian="normal" style:font-size-complex="12pt" style:font-style-complex="normal"/>
    </style:style>
    <style:style style:name="P50" style:family="paragraph" style:parent-style-name="Heading_20_2">
      <style:paragraph-properties fo:break-before="page"/>
      <style:text-properties fo:font-size="12pt" fo:font-style="normal" style:font-size-asian="12pt" style:font-style-asian="normal" style:font-size-complex="12pt" style:font-style-complex="normal"/>
    </style:style>
    <style:style style:name="P51" style:family="paragraph">
      <style:paragraph-properties fo:margin-left="0in" fo:margin-right="0in" fo:margin-top="0in" fo:margin-bottom="0in" fo:line-height="100%" fo:text-align="center" fo:text-indent="0in"/>
      <style:text-properties fo:font-size="10pt" style:font-size-asian="10pt" style:font-size-complex="10pt"/>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Lohit Marathi1"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style>
    <style:style style:name="T2" style:family="text">
      <style:text-properties fo:font-variant="normal" fo:text-transform="none" fo:color="#222222" style:font-name="DejaVu Sans Condensed" fo:font-size="10pt" fo:letter-spacing="normal" fo:font-style="normal" fo:font-weight="normal" officeooo:rsid="0027c58c" style:font-size-asian="10pt" style:font-style-asian="normal" style:font-weight-asian="normal" style:font-size-complex="10pt" style:font-style-complex="normal"/>
    </style:style>
    <style:style style:name="T3" style:family="text">
      <style:text-properties fo:font-variant="normal" fo:text-transform="none" fo:color="#222222" style:font-name="DejaVu Sans Condensed" fo:font-size="10pt" fo:letter-spacing="normal" fo:font-style="normal" fo:font-weight="normal" officeooo:rsid="002e5d8c" style:font-size-asian="10pt" style:font-style-asian="normal" style:font-weight-asian="normal" style:font-size-complex="10pt" style:font-style-complex="normal"/>
    </style:style>
    <style:style style:name="T4" style:family="text">
      <style:text-properties fo:font-variant="normal" fo:text-transform="none" fo:color="#222222" style:font-name="DejaVu Sans Condensed" fo:font-size="10pt" fo:letter-spacing="normal" fo:font-style="normal" fo:font-weight="normal" officeooo:rsid="00303135" style:font-size-asian="10pt" style:font-style-asian="normal" style:font-weight-asian="normal" style:font-size-complex="10pt" style:font-style-complex="normal"/>
    </style:style>
    <style:style style:name="T5" style:family="text">
      <style:text-properties fo:font-variant="normal" fo:text-transform="none" fo:color="#222222" style:font-name="DejaVu Sans Condensed" fo:font-size="10pt" fo:letter-spacing="normal" fo:font-style="normal" fo:font-weight="normal" officeooo:rsid="00375653" style:font-size-asian="10pt" style:font-style-asian="normal" style:font-weight-asian="normal" style:font-size-complex="10pt" style:font-style-complex="normal"/>
    </style:style>
    <style:style style:name="T6" style:family="text">
      <style:text-properties fo:font-variant="normal" fo:text-transform="none" fo:color="#222222" style:font-name="DejaVu Sans Condensed" fo:font-size="10pt" fo:letter-spacing="normal" fo:font-style="normal" fo:font-weight="normal" officeooo:rsid="0039316b" style:font-size-asian="10pt" style:font-style-asian="normal" style:font-weight-asian="normal" style:font-size-complex="10pt" style:font-style-complex="normal"/>
    </style:style>
    <style:style style:name="T7"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style>
    <style:style style:name="T8" style:family="text">
      <style:text-properties fo:font-variant="normal" fo:text-transform="none" fo:color="#222222" style:font-name="DejaVu Sans Condensed" fo:letter-spacing="normal" fo:font-style="normal" style:font-style-asian="normal" style:font-style-complex="normal"/>
    </style:style>
    <style:style style:name="T9" style:family="text">
      <style:text-properties fo:font-variant="normal" fo:text-transform="none" fo:color="#222222" style:font-name="DejaVu Sans Condensed" fo:letter-spacing="normal" fo:font-style="normal" officeooo:rsid="0027c58c" style:font-style-asian="normal" style:font-style-complex="normal"/>
    </style:style>
    <style:style style:name="T10" style:family="text">
      <style:text-properties fo:font-variant="normal" fo:text-transform="none" fo:color="#222222" style:font-name="DejaVu Sans Condensed" fo:letter-spacing="normal" fo:font-style="normal" style:font-style-asian="normal" style:font-style-complex="normal" style:font-weight-complex="normal"/>
    </style:style>
    <style:style style:name="T11" style:family="text">
      <style:text-properties fo:font-variant="normal" fo:text-transform="none" fo:color="#222222" style:font-name="DejaVu Sans Condensed" fo:letter-spacing="normal" fo:font-style="normal" officeooo:rsid="002d92ff" style:font-style-asian="normal" style:font-style-complex="normal" style:font-weight-complex="normal"/>
    </style:style>
    <style:style style:name="T12" style:family="text">
      <style:text-properties officeooo:rsid="002ee1ba"/>
    </style:style>
    <style:style style:name="T13" style:family="text">
      <style:text-properties officeooo:rsid="00320f8a"/>
    </style:style>
    <style:style style:name="T14" style:family="text">
      <style:text-properties officeooo:rsid="00365057"/>
    </style:style>
    <style:style style:name="T15" style:family="text">
      <style:text-properties officeooo:rsid="003db0ed"/>
    </style:style>
    <style:style style:name="T16" style:family="text">
      <style:text-properties fo:font-style="italic" style:font-style-asian="italic" style:font-style-complex="italic"/>
    </style:style>
    <style:style style:name="T17" style:family="text">
      <style:text-properties fo:font-style="italic" officeooo:rsid="00413ece" style:font-style-asian="italic" style:font-style-complex="italic"/>
    </style:style>
    <style:style style:name="T18" style:family="text">
      <style:text-properties officeooo:rsid="00413ece"/>
    </style:style>
    <style:style style:name="T19" style:family="text">
      <style:text-properties officeooo:rsid="0044de41"/>
    </style:style>
    <style:style style:name="T20" style:family="text">
      <style:text-properties officeooo:rsid="0045bd89"/>
    </style:style>
    <style:style style:name="T21" style:family="text">
      <style:text-properties style:font-name="Courier" fo:font-style="italic" officeooo:rsid="0045bd89" style:font-style-asian="italic" style:font-style-complex="italic"/>
    </style:style>
    <style:style style:name="T22" style:family="text">
      <style:text-properties officeooo:rsid="00474041"/>
    </style:style>
    <style:style style:name="T23" style:family="text">
      <style:text-properties officeooo:rsid="004e59fe"/>
    </style:style>
    <style:style style:name="T24" style:family="text">
      <style:text-properties officeooo:rsid="004e8ad2"/>
    </style:style>
    <style:style style:name="T25"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Lohit Marathi1" style:font-size-complex="10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9">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list-style-name="L20">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21">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22">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23">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24">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25">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26">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27">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list-style-name="L28">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29">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list-style-name="L30">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cnologías complementarias.</text:h>
      <text:p text:style-name="P1"><text:span text:style-name="T2">A </text:span><text:span text:style-name="T1">continuación veremos algunas tecnologías complementarias dentro de la plataforma JEE, estas herramientas serán de utilidad para complementar el aprendizaje de la arquitectura. Iniciaremos revisando la API para el envío de correo electrónico, haciendo un ejemplo que demuestre su funcionamiento en combinación con un Message-Driven Bean; también haremos una revisión sobre la tecnología REST y elaboraremos un servicio Web bajo esta tecnología. Finalmente hablaremos de uno de los frameworks más recurrentes entre los programadores y por ende utizado en proyectos desde pequeños hasta sistemas completos, el framework de Spring y en especial el apartado correspondiente a MVC (Modelo Vista Controlador). </text:span></text:p>
      <text:h text:style-name="P48" text:outline-level="2"><text:span text:style-name="T9">J</text:span><text:span text:style-name="T8">avaMail</text:span></text:h>
      <text:p text:style-name="P17"><text:span text:style-name="T10">En el API JavaMail encontrarás componentes que te permitirán desarrollar aplicaciones completamente funcionales para clientes de correo electrónico. </text:span><text:span text:style-name="T11">Un cliente de correo electrónico no necesita residir del todo en una maquina cliente. Podríamos generar un servlet o un EJB en un servidor remoto con credenciales de identificación para poder acceder a nuestro correo a través de un buscador Web. Incluso se puede generar una aplicación de consola que permita configurar las respuestas automáticas o el envio desde una cuenta no-reply completamente personalizados.</text:span></text:p>
      <text:p text:style-name="P18">Instalación y configuración de Java Mail.</text:p>
      <text:list xml:id="list4882726919231685847" text:style-name="L14">
        <text:list-item>
          <text:p text:style-name="P31"><text:span text:style-name="T3">I</text:span><text:span text:style-name="T1">nstalación: El jar que contiene la funcionalidad de Mail para Java viene incluido dentro de la plataforma JEE; de igual forma nuestro servidor de aplicaciones Jboss también contiene una copia de este jar, por lo que será necesario ubicarlo por si es que requieres cambiar de versión o simplemente actualizar, su ubicación es $JBOSS_HOME/common/lib/mail.jar; en caso de no contar con este jar, basta con descargarlo de la página de Oracle hacer el unzip para luego copiar el mail.jar a esta locación.</text:span></text:p>
        </text:list-item>
        <text:list-item>
          <text:p text:style-name="P32">Configuración: Para poder configurar el paquete dentro del Jboss, solo es necesario ubicarlo en la ruta que se ha mencionado en el punto anterior, en caso de que no se requiera usarlo con Jboss entonces se recomienda hacer el unzip bajo el directorio $JAVA_HOME de nuestro equipo. <text:s/></text:p>
        </text:list-item>
      </text:list>
      <text:p text:style-name="P2">Muy bien, ahora realizaremos <text:span text:style-name="T12">la configuración del archivo que se encarga de almacenar la información de la cuenta de correo electrónico. El recurso que contiene esta información se encuentra localizado en $JBOSS_HOME/{SERVER}/deploy/mail-service.xml; a continuación se muestra un ejemplo del archivo y se indican los pasos de configuración para poder hacer el envío desde una cuenta externa, en nuestro caso es una cuenta de googlemail.</text:span></text:p>
      <table:table table:name="Table1" table:style-name="Table1">
        <table:table-column table:style-name="Table1.A"/>
        <table:table-row>
          <table:table-cell table:style-name="Table1.A1" office:value-type="string">
            <text:p text:style-name="P20">&lt;?xml version="1.0" encoding="UTF-8"?&gt;</text:p>
            <text:p text:style-name="P20">&lt;!-- $Id: mail-service.xml 62350 2007-04-15 16:50:12Z dimitris@jboss.org $ --&gt;</text:p>
            <text:p text:style-name="P20">&lt;server&gt;</text:p>
            <text:p text:style-name="P20"><text:s text:c="2"/>&lt;!-- ==================================================================== --&gt;</text:p>
            <text:p text:style-name="P20"><text:s text:c="2"/>&lt;!-- Mail Connection Factory <text:s text:c="45"/>--&gt;</text:p>
            <text:p text:style-name="P20"><text:s text:c="2"/>&lt;!-- ==================================================================== --&gt;</text:p>
            <text:p text:style-name="P20"/>
            <text:p text:style-name="P20"><text:s text:c="2"/>&lt;mbean code="org.jboss.mail.MailService" name="jboss:service=Mail"&gt;</text:p>
            <text:p text:style-name="P20"><text:s text:c="4"/>&lt;attribute name="JNDIName"&gt;java:/Mail&lt;/attribute&gt;</text:p>
            <text:p text:style-name="P20"><text:s text:c="4"/>&lt;attribute name="User"&gt;user.gmail&lt;/attribute&gt;</text:p>
            <text:p text:style-name="P20"><text:s text:c="4"/>&lt;attribute name="Password"&gt;your.password&lt;/attribute&gt;</text:p>
            <text:p text:style-name="P20"><text:s text:c="4"/>&lt;attribute name="Configuration"&gt;</text:p>
            <text:p text:style-name="P20"><text:s text:c="6"/>&lt;configuration&gt;</text:p>
            <text:p text:style-name="P20"><text:s text:c="8"/>&lt;property name="mail.store.protocol" value="pop3"/&gt;</text:p>
            <text:p text:style-name="P20"><text:s text:c="8"/>&lt;property name="mail.transport.protocol" value="smtp"/&gt;</text:p>
            <text:p text:style-name="P20"><text:tab/> <text:s/>&lt;property name="mail.smtp.auth" value="true"/&gt;</text:p>
            <text:p text:style-name="P20"><text:s text:c="8"/>&lt;property name="mail.smtp.port" value="465"/&gt; </text:p>
            <text:p text:style-name="P20"><text:tab/> <text:s/>&lt;property name="mail.smtp.starttls.enable" value="true"/&gt;</text:p>
            <text:p text:style-name="P20"><text:tab/> <text:s/>&lt;property name="mail.smtp.ssl.enable" value="true" /&gt;</text:p>
            <text:p text:style-name="P20"><text:soft-page-break/><text:tab/> <text:s/>&lt;property name="mail.smtp.user" value="user.gmail@gmail.com"/&gt;</text:p>
            <text:p text:style-name="P20"><text:tab/> <text:s/>&lt;property name="mail.smtp.password" value="*********" /&gt;</text:p>
            <text:p text:style-name="P20"><text:s text:c="8"/>&lt;property name="mail.from" value="user.gmail@gmail.com"/&gt;</text:p>
            <text:p text:style-name="P20"><text:tab/> <text:s/>&lt;property name="mail.smtp.socketFactory.class" <text:tab/><text:tab/><text:tab/><text:tab/><text:tab/> <text:s text:c="4"/>value="javax.net.ssl.SSLSocketFactory"/&gt;</text:p>
            <text:p text:style-name="P20"><text:s text:c="8"/>&lt;property name="mail.debug" value="true"/&gt;</text:p>
            <text:p text:style-name="P20"><text:s text:c="6"/>&lt;/configuration&gt;</text:p>
            <text:p text:style-name="P20"><text:s text:c="4"/>&lt;/attribute&gt;</text:p>
            <text:p text:style-name="P20"><text:s text:c="4"/>&lt;depends&gt;jboss:service=Naming&lt;/depends&gt;</text:p>
            <text:p text:style-name="P20"><text:s text:c="2"/>&lt;/mbean&gt;</text:p>
            <text:p text:style-name="P20">&lt;/server&gt;</text:p>
          </table:table-cell>
        </table:table-row>
      </table:table>
      <text:p text:style-name="P2"/>
      <text:p text:style-name="P3">Como te podrás dar cuenta la configuración se basa en los mismos datos que usas cuando configuras la aplicación del servidor de correo como lo es MSOutlook o Thunderbird. Uno de los parámetros que es conveniente destacar es el elemento mail.debug, el cual indica al Jar que debe mostrar la salida de las operaciones que va realizando miéntras ejecuta el servicio de correo asociado. Es conveniente usarlo cuando estamos en la etapa de pruebas ya que nos podemos percatar de un error de forma temprana y no esperar hasta la implementación.</text:p>
      <text:p text:style-name="P3">Ahora que esta configurado nuestro archivo iniciaremos nuestro Jboss desde el entorno de desarrollo eclipse y <text:s/>debemos de ver en la salida la generación del recuros java:/mail para que pueda ser usado en las aplicaciones que sean desplegadas en el servidor.</text:p>
      <text:p text:style-name="P4">El mailapi.jar contiene las clases del nucleo de la API, pop3.jar, imap.jar y smtp.jar contienen las implementaciones del proveedor para cada protocolo respectivamente. Pensemos en el proveedor de la implementación como lo hemos visto para JDBC drivers solo que ahora para un sistema de mensajes de correo electrónico. </text:p>
      <text:p text:style-name="P5">Ahora pongamos manos a la obra y realicemos nuestro programa que desde la consola podrá enviar y recibir correos. Abrimos nuestro eclipse y creamos un proyecto Java, le llamamos mail-ejercicio1. <text:span text:style-name="T13">Incluimos la referencia a la clase mail.jar que colocamos en nuestro servidor de aplicaciones (lo hacemos de esta forma con fines didacticos, sin embargo es recomendable hacer el enlace a la libreria que usaremos en nuestro proyecto o incluso agregarla al proyecto), lo realizamos a al establecer el “Java Buildpath” y agregamos la referencia a un Jar externo y colocamos la ubicación “$JBOSS_HOME/common/lib/mail.jar”.</text:span></text:p>
      <text:p text:style-name="P6"><text:span text:style-name="T13">Ahora g</text:span>eneramos la clase edu.dgsca.mail.Operaciones, <text:span text:style-name="T14">estableceremos tres métodos:</text:span></text:p>
      <text:list xml:id="list818699047589549915" text:style-name="L15">
        <text:list-item>
          <text:p text:style-name="P43"><text:span text:style-name="T4">s</text:span><text:span text:style-name="T1">end: </text:span><text:span text:style-name="T5">Se encarga de realizar el envio del correo electrónico a través del protocolo smtp. Como veremos se trata de un envio simple y parametrizable. Ahora veremor los parametros que recibe el método y como pasaremos estos valores al método del API para completar el envío:</text:span></text:p>
          <text:list>
            <text:list-item>
              <text:p text:style-name="P33">smtpServer: se espera el servidor de correo electrónico que da el servicio de smtp </text:p>
            </text:list-item>
            <text:list-item>
              <text:p text:style-name="P33">to: dirección de correo electrónico destino</text:p>
            </text:list-item>
            <text:list-item>
              <text:p text:style-name="P33">from: dirección de correo electrónico origen</text:p>
            </text:list-item>
            <text:list-item>
              <text:p text:style-name="P33">subject: asunto del mensaje</text:p>
            </text:list-item>
            <text:list-item>
              <text:p text:style-name="P33">body: contenido del mensaje</text:p>
            </text:list-item>
          </text:list>
        </text:list-item>
        <text:list-item>
          <text:p text:style-name="P33">receive: Así como realizamos el método de envío de igual forma realizaremos la consulta de correos desde una cuenta. Los parámetros que requiere nuestro método son el servidor que da el servicio pop, el usuario y la contraseña que autentica al usuario en el servidor. Dentro del método esta el llamado al método del API que realiza esta tarea.</text:p>
          <text:list>
            <text:list-item>
              <text:p text:style-name="P33">popServer: nombre del servidor de correo pop</text:p>
            </text:list-item>
            <text:list-item>
              <text:p text:style-name="P33">popUser: usuario que se autentica en el servidor de correo.</text:p>
            </text:list-item>
            <text:list-item>
              <text:p text:style-name="P33">popPassword: contraseña del usuario que se esta autenticando en el servidor.</text:p>
            </text:list-item>
          </text:list>
        </text:list-item>
        <text:list-item>
          <text:p text:style-name="P42"><text:span text:style-name="T5">printMessage: Finalmente, ya que hemos leído el correo procedemos a hacer la impresión en la </text:span><text:soft-page-break/><text:span text:style-name="T5">consola del contenido. El parametro que se espera es el mensaje como tal. Haremos la conversión de este mensaje e imprimiremos el contenido del correo. </text:span></text:p>
          <text:list>
            <text:list-item>
              <text:p text:style-name="P44"><text:span text:style-name="T1">message: Objeto </text:span><text:span text:style-name="T6">javax.mail.</text:span><text:span text:style-name="T1">Message, </text:span><text:span text:style-name="T6">el cual contiene la información del mensaje que se recibe como correo electrónico.</text:span><text:span text:style-name="T1"> </text:span></text:p>
            </text:list-item>
          </text:list>
        </text:list-item>
      </text:list>
      <text:p text:style-name="P19"><text:span text:style-name="T1">A continuación elaboramos el método </text:span><text:span text:style-name="T7">send</text:span></text:p>
      <table:table table:name="Table2" table:style-name="Table2">
        <table:table-column table:style-name="Table2.A"/>
        <table:table-row>
          <table:table-cell table:style-name="Table2.A1" office:value-type="string">
            <text:p text:style-name="P25">public void send(String smtpServer, String to, String from, String subject,</text:p>
            <text:p text:style-name="P25"><text:s text:c="14"/>String body) throws Exception {</text:p>
            <text:p text:style-name="P24"><text:tab/>Properties props = System.getProperties();</text:p>
            <text:p text:style-name="P24"><text:tab/>// Generamos la sesion de trabajo</text:p>
            <text:p text:style-name="P24"><text:tab/>props.put("mail.smtp.host", smtpServer);</text:p>
            <text:p text:style-name="P24"><text:tab/>Session session = Session.getDefaultInstance(props, null);</text:p>
            <text:p text:style-name="P24"><text:tab/>// Creamos un nuevo mensaje</text:p>
            <text:p text:style-name="P24"><text:tab/>Message msg = new MimeMessage(session);</text:p>
            <text:p text:style-name="P24"><text:tab/>// Colocamos la direccion de correo origen y destino</text:p>
            <text:p text:style-name="P24"><text:tab/>msg.setFrom(new InternetAddress(from));</text:p>
            <text:p text:style-name="P24"><text:tab/>msg.setRecipients(Message.RecipientType.TO,</text:p>
            <text:p text:style-name="P24"><text:tab/><text:tab/><text:tab/>InternetAddress.parse(to, false));</text:p>
            <text:p text:style-name="P24"><text:tab/>// Si requerimos incluir elementos de CC</text:p>
            <text:p text:style-name="P24"><text:tab/>// <text:s text:c="4"/>msg.setRecipients(Message.RecipientType.CC</text:p>
            <text:p text:style-name="P24"><text:tab/>// <text:s text:c="8"/>,InternetAddress.parse(cc, false));</text:p>
            <text:p text:style-name="P24"><text:tab/>// Coloca el asunto y el texto del correo</text:p>
            <text:p text:style-name="P24"><text:tab/>msg.setSubject(subject);</text:p>
            <text:p text:style-name="P24"><text:tab/>msg.setText(body);</text:p>
            <text:p text:style-name="P24"><text:tab/>// Coloca información de cabecera del correo</text:p>
            <text:p text:style-name="P24"><text:tab/>msg.setHeader("X-Mailer", "LOTONtechEmail");</text:p>
            <text:p text:style-name="P24"><text:tab/>msg.setSentDate(new Date());</text:p>
            <text:p text:style-name="P24"><text:tab/>// Realiza el envio del mensaje</text:p>
            <text:p text:style-name="P24"><text:tab/>System.out.print(this.getClass().getName() + ":::Message sent ");</text:p>
            <text:p text:style-name="P24"><text:tab/>Transport.send(msg);</text:p>
            <text:p text:style-name="P24"><text:tab/>System.out.println("[OK]");</text:p>
            <text:p text:style-name="P24">}</text:p>
          </table:table-cell>
        </table:table-row>
      </table:table>
      <text:p text:style-name="P4"/>
      <text:p text:style-name="P7">Como vemos es necesario establecer una conexion directa con el servidor de correo y para esto abrimos una sesión <text:span text:style-name="T15">que nos ayudará en mantener la comunicación y hacer las peticionesde envío de correo. A continuación veremos los métodos para recibir e imprimir mensajes.</text:span></text:p>
      <table:table table:name="Table3" table:style-name="Table3">
        <table:table-column table:style-name="Table3.A"/>
        <table:table-row>
          <table:table-cell table:style-name="Table3.A1" office:value-type="string">
            <text:p text:style-name="P26">public void receive(String popServer, String popUser, String popPassword) </text:p>
            <text:p text:style-name="P26">throws Exception {</text:p>
            <text:p text:style-name="P26"><text:tab/>Store store = null;</text:p>
            <text:p text:style-name="P26"><text:tab/>Folder folder = null;</text:p>
            <text:p text:style-name="P26"><text:tab/>try {</text:p>
            <text:p text:style-name="P26"><text:tab/>// Obtiene y mantiene la sesion con el servidor</text:p>
            <text:p text:style-name="P26"><text:tab/><text:tab/>Properties props = System.getProperties();</text:p>
            <text:p text:style-name="P26"><text:tab/><text:tab/>Session session = Session.getDefaultInstance(props, null);</text:p>
            <text:p text:style-name="P26"><text:tab/><text:tab/>// Obtiene la conexion al contenedor </text:p>
            <text:p text:style-name="P26"><text:tab/><text:tab/>store = session.getStore("pop3");</text:p>
            <text:p text:style-name="P26"><text:tab/><text:tab/>store.connect(popServer, popUser, popPassword);</text:p>
            <text:p text:style-name="P26"><text:tab/><text:tab/>// Obtiene el enlace a la carpeta default del contenedor</text:p>
            <text:p text:style-name="P26"><text:tab/><text:tab/>folder = store.getDefaultFolder();</text:p>
            <text:p text:style-name="P26"><text:tab/><text:tab/>if (folder == null)</text:p>
            <text:p text:style-name="P26"><text:tab/><text:tab/><text:tab/>throw new Exception("No default folder");</text:p>
            <text:p text:style-name="P26"><text:tab/><text:tab/>// ahora a la INBOX</text:p>
            <text:p text:style-name="P26"><text:tab/><text:tab/>folder = folder.getFolder("INBOX");</text:p>
            <text:p text:style-name="P26"><text:tab/><text:tab/>if (folder == null)</text:p>
            <text:p text:style-name="P26"><text:soft-page-break/><text:tab/><text:tab/><text:tab/>throw new Exception("No POP3 INBOX");</text:p>
            <text:p text:style-name="P26"><text:tab/><text:tab/>// Abre la carpeta de forma que solo se pueda leer</text:p>
            <text:p text:style-name="P26"><text:tab/><text:tab/>folder.open(Folder.READ_ONLY);</text:p>
            <text:p text:style-name="P26"><text:tab/><text:tab/>// Obtiene los mensages y manda a imprimir</text:p>
            <text:p text:style-name="P26"><text:tab/><text:tab/>Message[] msgs = folder.getMessages();</text:p>
            <text:p text:style-name="P26"><text:tab/><text:tab/>for (int msgNum = 0; msgNum &lt; msgs.length; msgNum++) {</text:p>
            <text:p text:style-name="P26"><text:tab/><text:tab/><text:tab/>printMessage(msgs[msgNum]);</text:p>
            <text:p text:style-name="P26"><text:tab/><text:tab/>}</text:p>
            <text:p text:style-name="P26"><text:tab/>} finally {</text:p>
            <text:p text:style-name="P26"><text:tab/><text:tab/>// Cierra los elementos abiertos</text:p>
            <text:p text:style-name="P26"><text:tab/><text:tab/>try {</text:p>
            <text:p text:style-name="P26"><text:tab/><text:tab/><text:tab/>if (folder != null)</text:p>
            <text:p text:style-name="P26"><text:tab/><text:tab/><text:tab/><text:tab/>folder.close(false);</text:p>
            <text:p text:style-name="P26"><text:tab/><text:tab/><text:tab/>if (store != null)</text:p>
            <text:p text:style-name="P26"><text:tab/><text:tab/><text:tab/><text:tab/>store.close();</text:p>
            <text:p text:style-name="P26"><text:tab/><text:tab/>} catch (Exception e) {</text:p>
            <text:p text:style-name="P26"><text:tab/><text:tab/><text:tab/>throw new Exception(e);</text:p>
            <text:p text:style-name="P26"><text:tab/><text:tab/>}</text:p>
            <text:p text:style-name="P26"><text:tab/>}</text:p>
            <text:p text:style-name="P26">}</text:p>
          </table:table-cell>
        </table:table-row>
      </table:table>
      <text:p text:style-name="P7"/>
      <text:p text:style-name="P8">En este bloque podemos ver que se abre la sesión al igual que en el envio del correo, la diferencia es que en este caso abrimos el “<text:span text:style-name="T16">storage</text:span>” o almacenaje proporcionado a la cuenta de correo. <text:span text:style-name="T18">De este punto de acceso es como accedemos a las diferentes carpetas de nuestra cuenta, la carpeta estándar es INBOX para ubicar los <text:s/>mensajes de correo electrónico entrante.</text:span></text:p>
      <text:p text:style-name="P8"><text:span text:style-name="T18">Una vez dentro de la carpeta INBOX hacemos el recorrido por cada elemento que se encuentra ahí almacenado mediante un ciclo </text:span><text:span text:style-name="T17">for</text:span><text:span text:style-name="T18"> y por cada elemento del tipo Message lo mandaremos a impresión. En este ejercicio estaremos leyendo todos los correos ubicados en INBOX, hayan o no sído leídos, por lo que es conveniente que tomes precaución si tu INBOX cuenta con bastantes correos, te recomiendo que limites la instrucción </text:span><text:span text:style-name="T17">for</text:span><text:span text:style-name="T18"> que hace el ciclo de lectura. Ahora veamos el método de impresión.</text:span></text:p>
      <table:table table:name="Table4" table:style-name="Table4">
        <table:table-column table:style-name="Table4.A"/>
        <table:table-row>
          <table:table-cell table:style-name="Table4.A1" office:value-type="string">
            <text:p text:style-name="P21">public void printMessage(Message message) {</text:p>
            <text:p text:style-name="P21"><text:tab/>try {</text:p>
            <text:p text:style-name="P21"><text:tab/><text:tab/>// obtiene la información de cabecera</text:p>
            <text:p text:style-name="P21"><text:tab/><text:tab/>String from = ((InternetAddress) message.getFrom()[0]).getPersonal();</text:p>
            <text:p text:style-name="P21"><text:tab/><text:tab/>if (from == null){</text:p>
            <text:p text:style-name="P21"><text:tab/><text:tab/><text:tab/>from = ((InternetAddress) message.getFrom()[0]).getAddress();</text:p>
            <text:p text:style-name="P21"><text:tab/><text:tab/>}</text:p>
            <text:p text:style-name="P21"><text:tab/><text:tab/>System.out.println("FROM: " + from);</text:p>
            <text:p text:style-name="P21"><text:tab/><text:tab/>String subject = message.getSubject();</text:p>
            <text:p text:style-name="P21"><text:tab/><text:tab/>System.out.println("SUBJECT: " + subject);</text:p>
            <text:p text:style-name="P21"><text:tab/><text:tab/>// Extrae la información del mensaje</text:p>
            <text:p text:style-name="P21"><text:tab/><text:tab/>Part messagePart = message;</text:p>
            <text:p text:style-name="P21"><text:tab/><text:tab/>Object content = messagePart.getContent();</text:p>
            <text:p text:style-name="P21"><text:tab/><text:tab/>// o el multiparte en caso de que venga en varias partes</text:p>
            <text:p text:style-name="P21"><text:tab/><text:tab/>if (content instanceof Multipart) {</text:p>
            <text:p text:style-name="P21"><text:tab/><text:tab/><text:tab/>messagePart = ((Multipart) content).getBodyPart(0);</text:p>
            <text:p text:style-name="P21"><text:tab/><text:tab/><text:tab/>System.out.println("[ Multipart Message ]");</text:p>
            <text:p text:style-name="P21"><text:tab/><text:tab/>}</text:p>
            <text:p text:style-name="P21"><text:tab/><text:tab/>// Obtenemos el contenido</text:p>
            <text:p text:style-name="P21"><text:tab/><text:tab/>String contentType = messagePart.getContentType();</text:p>
            <text:p text:style-name="P21"><text:tab/><text:tab/>// Imprimimos </text:p>
            <text:p text:style-name="P21"><text:tab/><text:tab/>System.out.println("CONTENT:" + contentType);</text:p>
            <text:p text:style-name="P21"><text:tab/><text:tab/>if (contentType.startsWith("text/plain") || </text:p>
            <text:p text:style-name="P21"><text:s text:c="16"/>contentType.startsWith("text/html")) {</text:p>
            <text:p text:style-name="P21"><text:soft-page-break/><text:tab/><text:tab/><text:tab/>InputStream is = messagePart.getInputStream();</text:p>
            <text:p text:style-name="P21"><text:tab/><text:tab/><text:tab/>BufferedReader reader = new BufferedReader(</text:p>
            <text:p text:style-name="P21"><text:s text:c="27"/>new InputStreamReader(is));</text:p>
            <text:p text:style-name="P21"><text:tab/><text:tab/><text:tab/>String thisLine = reader.readLine();</text:p>
            <text:p text:style-name="P21"><text:tab/><text:tab/><text:tab/>while (thisLine != null) {</text:p>
            <text:p text:style-name="P21"><text:tab/><text:tab/><text:tab/><text:tab/>System.out.println(thisLine);</text:p>
            <text:p text:style-name="P21"><text:tab/><text:tab/><text:tab/><text:tab/>thisLine = reader.readLine();</text:p>
            <text:p text:style-name="P21"><text:tab/><text:tab/><text:tab/>}</text:p>
            <text:p text:style-name="P21"><text:tab/><text:tab/>}</text:p>
            <text:p text:style-name="P21"><text:tab/><text:tab/>// esta linea de codigo nos permite marcar el correo como leido, </text:p>
            <text:p text:style-name="P21"><text:tab/><text:tab/>// en este caso aqui ubicaremos el cambio de estado aunque se debe</text:p>
            <text:p text:style-name="P21"><text:tab/><text:tab/>// de hacer el cambo cuando realmente el usuario haya leído el correo</text:p>
            <text:p text:style-name="P21"><text:tab/><text:tab/>// message.setFlag(Flags.Flag.ANSWERED,true);</text:p>
            <text:p text:style-name="P21"><text:tab/>} catch (Exception ex) {</text:p>
            <text:p text:style-name="P21"><text:tab/><text:tab/>ex.printStackTrace();</text:p>
            <text:p text:style-name="P21"><text:tab/>}</text:p>
            <text:p text:style-name="P21">}</text:p>
          </table:table-cell>
        </table:table-row>
      </table:table>
      <text:p text:style-name="P8"/>
      <text:p text:style-name="P9">Este método se encarga de sacar el contendio del mensaje del objeto Message que contiene toda la información del correo y el contenido del mismo se carga en un InputStream para que podamos iterarlo y mostrar su contenido en pantalla. Ahora que ya tenemos los métodos para poder hacer el envío y recepción de correo solo hace falta implementar el cliente que se encargará de invocar estos métodos. </text:p>
      <text:p text:style-name="P9"/>
      <text:h text:style-name="P50" text:outline-level="2">WebServices con REST.</text:h>
      <text:p text:style-name="P10">Hemos visto en este modulo la forma de implementar servicios Web a través de la tecnología JAX-WS, trabajamos con las herramientas que provee la plataforma, wsgen para crear los archivos del servicio en sí y wsimport para crear los archivos que usará el cliente para sus consumo, hemos publicado los servicios y así mismo hemos programado un cliente que se encarga de consumir el servicio. </text:p>
      <text:p text:style-name="P10">A pesar de no ser dificil de usar e implementar esta tecnología tiene un pequeño inconveniente y es que se requiere de las herramientas wsgen y wsimport para poder llevar a cabo la implementación, siendo wsimport para ser usado en la plataforma Java, pero si estamos sobre otra plataforma como podría ser .net o php, entonces tendríamos que hacer uso de otras herramientas para armar los archivos del cliente. </text:p>
      <text:p text:style-name="P10">Los servicios Web realizados con la tecnología REST (Representational State Transfer) y Java los implementa con su API JAX-RS (Java API for RESTfull Web Services) que se encargá de dar el soporte necesario para que el desarrollador pueda generar e implementar de forma rápida y sencilla servicios REST a través de anotaciones sobre las clases.</text:p>
      <text:p text:style-name="P11">JAX-RS provee de las siguientes anotaciones <text:s/>con el propósito de mapear una clase POJO en un recurso Web.</text:p>
      <text:list xml:id="list4036636193794356634" text:style-name="L16">
        <text:list-item>
          <text:p text:style-name="P34">@Path especifica la ruta realtiva para un método o clase</text:p>
        </text:list-item>
        <text:list-item>
          <text:p text:style-name="P34">@GET, @PUT, @POST, @DELETE y @HEAD especifica el tipo de http-request</text:p>
        </text:list-item>
        <text:list-item>
          <text:p text:style-name="P34">@Produces especifica los tipos de medio de respuesta de Internet (negociación del contenido)</text:p>
        </text:list-item>
        <text:list-item>
          <text:p text:style-name="P34">@Consumes especifica los tipos de medio aceptados en el <text:span text:style-name="T16">request</text:span> </text:p>
        </text:list-item>
      </text:list>
      <text:p text:style-name="P10">Los servicios Web desarrollados con tecnología REST deben de cumplir las siguientes premisas:</text:p>
      <text:list xml:id="list740346568247038054" text:style-name="L17">
        <text:list-item>
          <text:p text:style-name="P35">Sin estado: Son servicios web que no mantienen <text:s/>estado asociado al cliente .Todas las llamadas al mismo servicio serán idénticas.</text:p>
        </text:list-item>
        <text:list-item>
          <text:p text:style-name="P35">Cache: El contenido de los servicios web REST se <text:span text:style-name="T19">puede colocar en cache, </text:span>de tal forma que una vez realizada la primera petición al servicio el resto puedan apoyarse en la cache si <text:span text:style-name="T19">es</text:span> necesario.</text:p>
        </text:list-item>
        <text:list-item>
          <text:p text:style-name="P35">Servicios Uniformes :Todos lo servicios REST compartirán una forma de invocación y métodos uniforme utilizando los metodos GET, POST, PUT <text:s/><text:span text:style-name="T19">y/o </text:span>DELETE</text:p>
        </text:list-item>
      </text:list>
      <text:p text:style-name="P12">Ahora veremos un ejemplo sencillo de una implementación de servicio Web en tecnología REST, <text:span text:style-name="T20">necesitamos generar en nuestro eclipse un proyecto Web Dinámico llamado wsrest-ejercicio1; dentro de este proyecto generaremos la clase donde definiremos el servicio REST y un POJO que representa el modelo de dato Persona que es la que se presentará en la capa de presentación a través de un objeto Json. Iniciaremos creando la clase POJO. </text:span></text:p>
      <table:table table:name="Table5" table:style-name="Table5">
        <table:table-column table:style-name="Table5.A"/>
        <table:table-row>
          <table:table-cell table:style-name="Table5.A1" office:value-type="string">
            <text:p text:style-name="P27">/* </text:p>
            <text:p text:style-name="P45">CLASE Persona que representa el modelo de objeto que será transmitido desde el servicio Web hasta la capa de presentación.</text:p>
            <text:p text:style-name="P27">*/</text:p>
            <text:p text:style-name="P22">package edu.dgsca.modelo;</text:p>
            <text:p text:style-name="P22"/>
            <text:p text:style-name="P22">import java.io.Serializable;</text:p>
            <text:p text:style-name="P22"/>
            <text:p text:style-name="P22">public class Persona implements Serializable{</text:p>
            <text:p text:style-name="P22"/>
            <text:p text:style-name="P22"><text:tab/>private static final long serialVersionUID = 9075837990579303536L;</text:p>
            <text:p text:style-name="P22"><text:tab/>private String nombre;</text:p>
            <text:p text:style-name="P22"><text:tab/>private String apellidos;</text:p>
            <text:p text:style-name="P22"><text:tab/>private String rfc;</text:p>
            <text:p text:style-name="P22"><text:tab/></text:p>
            <text:p text:style-name="P22"><text:tab/>public Persona() {}</text:p>
            <text:p text:style-name="P22"><text:tab/>public Persona(String nombre, String apellidos, String rfc) {</text:p>
            <text:p text:style-name="P22"><text:tab/><text:tab/>this.nombre = nombre;</text:p>
            <text:p text:style-name="P22"><text:soft-page-break/><text:tab/><text:tab/>this.apellidos = apellidos;</text:p>
            <text:p text:style-name="P22"><text:tab/><text:tab/>this.rfc = rfc;</text:p>
            <text:p text:style-name="P22"><text:tab/>}</text:p>
            <text:p text:style-name="P22"/>
            <text:p text:style-name="P22"><text:tab/>public String getNombre() {</text:p>
            <text:p text:style-name="P22"><text:tab/><text:tab/>return nombre;</text:p>
            <text:p text:style-name="P22"><text:tab/>}</text:p>
            <text:p text:style-name="P22"/>
            <text:p text:style-name="P22"><text:tab/>public void setNombre(String nombre) {</text:p>
            <text:p text:style-name="P22"><text:tab/><text:tab/>this.nombre = nombre;</text:p>
            <text:p text:style-name="P22"><text:tab/>}</text:p>
            <text:p text:style-name="P22"/>
            <text:p text:style-name="P22"><text:tab/>public String getApellidos() {</text:p>
            <text:p text:style-name="P22"><text:tab/><text:tab/>return apellidos;</text:p>
            <text:p text:style-name="P22"><text:tab/>}</text:p>
            <text:p text:style-name="P22"/>
            <text:p text:style-name="P22"><text:tab/>public void setApellidos(String apellidos) {</text:p>
            <text:p text:style-name="P22"><text:tab/><text:tab/>this.apellidos = apellidos;</text:p>
            <text:p text:style-name="P22"><text:tab/>}</text:p>
            <text:p text:style-name="P22"/>
            <text:p text:style-name="P22"><text:tab/>public String getRfc() {</text:p>
            <text:p text:style-name="P22"><text:tab/><text:tab/>return rfc;</text:p>
            <text:p text:style-name="P22"><text:tab/>}</text:p>
            <text:p text:style-name="P22"/>
            <text:p text:style-name="P22"><text:tab/>public void setRfc(String rfc) {</text:p>
            <text:p text:style-name="P22"><text:tab/><text:tab/>this.rfc = rfc;</text:p>
            <text:p text:style-name="P22"><text:tab/>}</text:p>
            <text:p text:style-name="P22"><text:tab/></text:p>
            <text:p text:style-name="P22"><text:tab/>@Override</text:p>
            <text:p text:style-name="P22"><text:tab/>public String toString(){</text:p>
            <text:p text:style-name="P22"><text:tab/><text:tab/>return nombre+" "+apellidos+". RFC: "+rfc;</text:p>
            <text:p text:style-name="P22"><text:tab/>}</text:p>
            <text:p text:style-name="P22"/>
            <text:p text:style-name="P22"><text:tab/></text:p>
            <text:p text:style-name="P22">}</text:p>
          </table:table-cell>
        </table:table-row>
      </table:table>
      <text:p text:style-name="P12"/>
      <text:p text:style-name="P13">Ahora realizaremos el servicio.</text:p>
      <table:table table:name="Table6" table:style-name="Table6">
        <table:table-column table:style-name="Table6.A"/>
        <table:table-row>
          <table:table-cell table:style-name="Table6.A1" office:value-type="string">
            <text:p text:style-name="P22">package edu.dgsca.ws.rest;</text:p>
            <text:p text:style-name="P22"/>
            <text:p text:style-name="P22">import java.util.ArrayList;</text:p>
            <text:p text:style-name="P22">import java.util.List;</text:p>
            <text:p text:style-name="P22">import javax.ws.rs.GET;</text:p>
            <text:p text:style-name="P22">import javax.ws.rs.POST;</text:p>
            <text:p text:style-name="P22">import javax.ws.rs.Path;</text:p>
            <text:p text:style-name="P22">import javax.ws.rs.Produces;</text:p>
            <text:p text:style-name="P22">import javax.ws.rs.core.MultivaluedMap;</text:p>
            <text:p text:style-name="P22">import edu.dgsca.modelo.Persona;</text:p>
            <text:p text:style-name="P22"/>
            <text:p text:style-name="P22">@Path("/servicioPersonas/")</text:p>
            <text:p text:style-name="P22">@Produces("application/json") //especificamos que el tipo de medio de salida sera un objeto jason</text:p>
            <text:p text:style-name="P22">public class ServicioPersona {</text:p>
            <text:p text:style-name="P22"/>
            <text:p text:style-name="P22"><text:tab/>private static List&lt;Persona&gt; personas = new ArrayList&lt;Persona&gt;();</text:p>
            <text:p text:style-name="P22"><text:soft-page-break/><text:tab/></text:p>
            <text:p text:style-name="P22">public ServicioPersona() {</text:p>
            <text:p text:style-name="P22"><text:tab/>super();</text:p>
            <text:p text:style-name="P22"><text:tab/>Persona yomero = new Persona("Alberto","Lopez Plancarte", "MIRF999999XXX");</text:p>
            <text:p text:style-name="P22"><text:tab/>Persona tumero = new Persona("Luis","Sanchez Robledo", "TURF999999XXX");</text:p>
            <text:p text:style-name="P22"><text:tab/>Persona elmero = new Persona("Raul","Gonzalez Gonzalez", "SURF999999XXX");</text:p>
            <text:p text:style-name="P22"><text:tab/>personas.add(yomero);</text:p>
            <text:p text:style-name="P22"><text:tab/>personas.add(tumero);</text:p>
            <text:p text:style-name="P22"><text:tab/>personas.add(elmero);</text:p>
            <text:p text:style-name="P22">}</text:p>
            <text:p text:style-name="P22"/>
            <text:p text:style-name="P22">@GET</text:p>
            <text:p text:style-name="P22">@Path("/personas")</text:p>
            <text:p text:style-name="P22">public List&lt;Persona&gt; getPersonas() { </text:p>
            <text:p text:style-name="P22"><text:tab/>return personas;</text:p>
            <text:p text:style-name="P22">}</text:p>
            <text:p text:style-name="P22"/>
            <text:p text:style-name="P22">@POST</text:p>
            <text:p text:style-name="P22">@Path("/personas")</text:p>
            <text:p text:style-name="P22">public void addPersona(MultivaluedMap&lt;String, String&gt; parametros) {</text:p>
            <text:p text:style-name="P22"><text:tab/>Persona p = new Persona();</text:p>
            <text:p text:style-name="P22"><text:tab/>p.setNombre(parametros.getFirst("nombre"));</text:p>
            <text:p text:style-name="P22"><text:tab/>p.setApellidos(parametros.getFirst("apellidos"));</text:p>
            <text:p text:style-name="P22"><text:tab/>p.setRfc(parametros.getFirst("rfc"));</text:p>
            <text:p text:style-name="P22"><text:tab/>personas.add(p);</text:p>
            <text:p text:style-name="P22">}<text:tab/></text:p>
            <text:p text:style-name="P22">}</text:p>
          </table:table-cell>
        </table:table-row>
      </table:table>
      <text:p text:style-name="P13"/>
      <text:p text:style-name="P12"><text:span text:style-name="T20">En este caso hemos utilizado un servicio REST que se encarga de mostrar las personas que tenemos almacenadas en la variable </text:span><text:span text:style-name="T21">personas</text:span><text:span text:style-name="T20"> que al ser estática se conserva en memoria simulando el papel de persistencia de dato. Definimos el método GET para acceder a la información de personas, este método se apoya en la anotación @Produces para establecer el tipo de medio en el que se genera la respuesta, en este caso en formato Json.</text:span></text:p>
      <text:p text:style-name="P14">Para hacer el consumo del servicio bastará con hacer una petición GET o POST para que se ejecute el servicio, si nos percatamos es muy parecido al trabajo que se realiza con los componentes SERVLET, la diferencia basicamente radica en las notaciones que lo acompañan. <text:span text:style-name="T22">Generemos un nuevo componente JSP llamado index.jsp que es el que se encargará de realizar el consumo:</text:span></text:p>
      <table:table table:name="Table10" table:style-name="Table10">
        <table:table-column table:style-name="Table10.A"/>
        <table:table-row>
          <table:table-cell table:style-name="Table10.A1" office:value-type="string">
            <text:p text:style-name="P28">&lt;%@ page language="java" contentType="text/html; charset=ISO-8859-1"</text:p>
            <text:p text:style-name="P29"><text:tab/>pageEncoding="ISO-8859-1"%&gt;</text:p>
            <text:p text:style-name="P29">&lt;!DOCTYPE html PUBLIC "-//W3C//DTD HTML 4.01 Transitional//EN" "http://www.w3.org/TR/html4/loose.dtd"&gt;</text:p>
            <text:p text:style-name="P29">&lt;html&gt;</text:p>
            <text:p text:style-name="P29">&lt;head&gt;</text:p>
            <text:p text:style-name="P29">&lt;meta http-equiv="Content-Type" content="text/html; charset=ISO-8859-1"&gt;</text:p>
            <text:p text:style-name="P29">&lt;title&gt;Consumo del servicio REST&lt;/title&gt;</text:p>
            <text:p text:style-name="P29">&lt;/head&gt;</text:p>
            <text:p text:style-name="P29">&lt;body&gt;</text:p>
            <text:p text:style-name="P29">Presiona &lt;a href="servicioPersonas/personas"&gt;aqu&amp;iacute;&lt;/a&gt; para poder acceder al servicio REST con el requerimiento a trav&amp;eacute;s de GET</text:p>
            <text:p text:style-name="P29">&lt;hr /&gt;</text:p>
            <text:p text:style-name="P29">&lt;/body&gt;</text:p>
            <text:p text:style-name="P29">&lt;/html&gt;</text:p>
          </table:table-cell>
        </table:table-row>
      </table:table>
      <text:p text:style-name="P14"/>
      <text:p text:style-name="P15"><text:soft-page-break/>La salida esperada al presionar sobre el enlace de GET es:</text:p>
      <table:table table:name="Table9" table:style-name="Table9">
        <table:table-column table:style-name="Table9.A"/>
        <table:table-row>
          <table:table-cell table:style-name="Table9.A1" office:value-type="string">
            <text:p text:style-name="P23">[{"nombre":"Alberto","apellidos":"Lopez Plancarte","rfc":"MIRF999999XXX"},{"nombre":"Luis","apellidos":"Sanchez Robledo","rfc":"TURF999999XXX"},{"nombre":"Raul","apellidos":"Gonzalez Gonzalez","rfc":"SURF999999XXX"}]</text:p>
          </table:table-cell>
        </table:table-row>
      </table:table>
      <text:p text:style-name="P15"/>
      <text:p text:style-name="P15">Ahora bien, definamos el formulario que se hará cargo de recuperar los valores para agregar una nueva persona dentro del método POST de nuestro servicio REST. Dentro del archivo de index.jsp agregamos el siguiente fragmento de código debajo de donde hemos definido el enlace para el consumo del método GET.</text:p>
      <table:table table:name="Table7" table:style-name="Table7">
        <table:table-column table:style-name="Table7.A"/>
        <table:table-row>
          <table:table-cell table:style-name="Table7.A1" office:value-type="string">
            <text:p text:style-name="P30"><text:tab/>&lt;br /&gt;</text:p>
            <text:p text:style-name="P30"><text:tab/>&lt;form action="servicioPersonas/personas" method="post"&gt;</text:p>
            <text:p text:style-name="P30"><text:tab/><text:tab/>&lt;p&gt;</text:p>
            <text:p text:style-name="P30"><text:tab/><text:tab/>En este apartado establecemos la comunicaci&amp;oacute;n por POST</text:p>
            <text:p text:style-name="P30"><text:tab/><text:tab/>por lo que se agregar&amp;aacute; un registro en nuestra tabla. Una vez</text:p>
            <text:p text:style-name="P30"><text:tab/><text:tab/>terminado podemos regresar y volver a mostrar el listado.</text:p>
            <text:p text:style-name="P30"><text:tab/><text:tab/>&lt;/p&gt;</text:p>
            <text:p text:style-name="P30"><text:tab/><text:tab/>&lt;input type="text" name="nombre" value="" maxlength="30" /&gt;&lt;br /&gt;</text:p>
            <text:p text:style-name="P30"><text:tab/><text:tab/>&lt;input type="text" name="apellidos" value="" maxlength="60" /&gt;&lt;br /&gt; </text:p>
            <text:p text:style-name="P30"><text:tab/><text:tab/>&lt;input type="text" name="rfc" value="" maxlength="13" /&gt;&lt;br /&gt;</text:p>
            <text:p text:style-name="P30"><text:tab/><text:tab/>&lt;input type="submit" value="Agregar" /&gt;</text:p>
            <text:p text:style-name="P30"><text:tab/>&lt;/form&gt;</text:p>
          </table:table-cell>
        </table:table-row>
      </table:table>
      <text:p text:style-name="P15"/>
      <text:p text:style-name="P15">La salida esperada ahora es:</text:p>
      <table:table table:name="Table8" table:style-name="Table8">
        <table:table-column table:style-name="Table8.A"/>
        <table:table-row>
          <table:table-cell table:style-name="Table8.A1" office:value-type="string">
            <text:p text:style-name="P23">[{"nombre":"Alberto","apellidos":"Lopez Plancarte","rfc":"MIRF999999XXX"},{"nombre":"Luis","apellidos":"Sanchez Robledo","rfc":"TURF999999XXX"},{"nombre":"Raul","apellidos":"Gonzalez Gonzalez","rfc":"SURF999999XXX"},{"nombre":"Jose","apellidos":"Alvarez","rfc":"Juarez"}]</text:p>
          </table:table-cell>
        </table:table-row>
      </table:table>
      <text:p text:style-name="P15"/>
      <text:p text:style-name="P16">Con esto corroboramos el correcto funcionamiento de nuestro servicio REST. Como hemos visto, no se han tenido que generar componentes ni archivos wsdl como en el caso de los servicios Web de SOAP. Vale la pena mencionar que actualmente muchas aplicaciones Web con gran concurrencia usan este modelo por su facilidad de implementación y rapidez y escalabilidad en el performance de los servicios.</text:p>
      <text:h text:style-name="P49" text:outline-level="2">Framework de Spring.</text:h>
      <text:p text:style-name="P36">Actualmente existe una gran variedad de frameworks que simplifican el entendimiento y por ende el desarrollo de la tecnología Java EE. Estos frameworks tiene siempre una orientación ya sea hacia una capa de la arquitectura del programa o bien a ofrecer facilidades de implementación. El framework de Spring permite al desarrollador olvidarse de problemas de sistema (similar a EJB) y facilita la codificación de programas reducinedo en gran medida las lineas de código a escribir. </text:p>
      <text:p text:style-name="P37">Cuando usamos un framework es importante no perder de vista el propósito con el que fueron creados, que en la mayoría de los casos podemos decir que se trata de facilitar la implementación y reducir el tiempo de desarrollo. Cuando esta premisa no se cumpla es necesario considerar si lo mejor para el proyecto es trabajar con ese framework.</text:p>
      <text:p text:style-name="P38">Spring esta integrado por varios modulos que simplifican diferentes tareas de la plataforma JavaEE, <text:span text:style-name="T23">el modula CORE del framework es el que abarca la inyección de dependencias a través de un XML que especifica los Beans que ha de crear y sus propiedades. Promueve un acoplamiento ligero entre clases llamado Inversión de Control (IoC). Contiene un modulo de AOP (aspect oriented programming), que se refiere a la capacidad de involucrar efectos laterales a la clase, invocación de métodos sin modificar el código fuente de la clase, en sí el propósito de la AOP permite separar la lógica de negocio de los servicios del sistema.</text:span></text:p>
      <text:p text:style-name="P38"><text:span text:style-name="T24">Algunas características principales de Spring que soportan su filosofía basada en el bajo acoplamiento son: </text:span></text:p>
      <text:list xml:id="list3386622039025449702" text:style-name="L18">
        <text:list-item>
          <text:p text:style-name="P39">Uso de objetos planos (POJO)</text:p>
        </text:list-item>
        <text:list-item>
          <text:p text:style-name="P39"><text:soft-page-break/>Adiciona servicios empresariales de forma declarativa</text:p>
        </text:list-item>
        <text:list-item>
          <text:p text:style-name="P39">Obtención de instancias de objeto y controla su ciclo de vida. </text:p>
        </text:list-item>
        <text:list-item>
          <text:p text:style-name="P39">Evitar dependencias entre las clases.</text:p>
        </text:list-item>
      </text:list>
      <text:p text:style-name="P40">Los modulos que integran el framework los podemos ver representados en la Figura 22. De estos modulos solo haremos un ejercicio sobre el Core y MVC. </text:p>
      <table:table table:name="Table11" table:style-name="Table11">
        <table:table-column table:style-name="Table11.A"/>
        <table:table-row table:style-name="Table11.1">
          <table:table-cell table:style-name="Table11.A1" office:value-type="string">
            <text:p text:style-name="P46"><draw:g text:anchor-type="paragraph" draw:z-index="0" draw:style-name="gr1"><draw:custom-shape draw:style-name="gr2" draw:text-style-name="P52" svg:width="5.1921in" svg:height="0.8807in" svg:x="0.0209in" svg:y="2.3118in"><text:p text:style-name="P51"><text:span text:style-name="T25">CO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2" svg:width="0.6051in" svg:height="2.2394in" svg:x="0.0902in" svg:y="0in"><text:p text:style-name="P51"><text:span text:style-name="T25">AO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2" svg:width="0.5496in" svg:height="1.1016in" svg:x="0.7244in" svg:y="1.1374in"><text:p text:style-name="P51"><text:span text:style-name="T25">DA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2" svg:width="0.5496in" svg:height="1.1012in" svg:x="0.7244in" svg:y="0in"><text:p text:style-name="P51"><text:span text:style-name="T25">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52" svg:width="0.6059in" svg:height="2.2386in" svg:x="1.2965in" svg:y="0.0075in"><text:p text:style-name="P51"><text:span text:style-name="T25">JM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2" svg:width="0.6067in" svg:height="2.2394in" svg:x="1.9346in" svg:y="0in"><text:p text:style-name="P51"><text:span text:style-name="T25">JC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2" svg:width="0.6051in" svg:height="2.2394in" svg:x="2.5693in" svg:y="0in"><text:p text:style-name="P51"><text:span text:style-name="T25">J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52" svg:width="0.5496in" svg:height="1.1016in" svg:x="3.2138in" svg:y="1.1374in"><text:p text:style-name="P51"><text:span text:style-name="T25">Con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52" svg:width="0.5496in" svg:height="1.1012in" svg:x="3.2138in" svg:y="0in"><text:p text:style-name="P51"><text:span text:style-name="T25">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52" svg:width="0.6413in" svg:height="0.7343in" svg:x="3.7992in" svg:y="0in"><text:p text:style-name="P51"><text:span text:style-name="T25">Portlet</text:span></text:p><text:p text:style-name="P51"><text:span text:style-name="T25">MV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52" svg:width="0.6413in" svg:height="0.7343in" svg:x="4.4917in" svg:y="0in"><text:p text:style-name="P51"><text:span text:style-name="T25">Remo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52" svg:width="1.3469in" svg:height="1.4685in" svg:x="3.7902in" svg:y="0.7709in"><text:p text:style-name="P51"><text:span text:style-name="T25">MV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able:table-cell>
        </table:table-row>
        <table:table-row>
          <table:table-cell table:style-name="Table11.A2" office:value-type="string">
            <text:p text:style-name="P47">Figura 22</text:p>
          </table:table-cell>
        </table:table-row>
      </table:table>
      <text:p text:style-name="P40"/>
      <text:p text:style-name="P41">Instalación y configuración. </text:p>
      <text:p text:style-name="P41">Para empezar a trabajar con Spring es necesario descargas las librerias necesarias desde la página <text:a xlink:type="simple" xlink:href="http://www.springsource.org/download">http://www.springsource.org/download</text:a>, deberás de seleccionar la opción de descargar con dependencias ya que de otra forma podría no funcionar del todo bien. Puedes también descargar el entorno de desarrollo de Spring basado en eclipse, el cual contiene los componentes necesarios para comenzar a trabajar con los diferentes módulos de Spring, se encuentra disponible para su descarga en <text:a xlink:type="simple" xlink:href="http://springide.org/">http://springide.org/</text:a>, su instalación es semejante a la que corresponde a eclipse IDE. </text:p>
      <text:p text:style-name="P41">El ejercicio que vamos a realizar lo puedes descargar del repositorio, este ejercicio nos da un panorama al desarrollo de una aplicación de escritorio implementada con el patrón de diseño MVC de Sp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2" svg:font-family="'Lohit Marathi'"/>
    <style:font-face style:name="Lohit Marathi" svg:font-family="'Lohit Marathi'" style:font-family-generic="roman"/>
    <style:font-face style:name="Courier" svg:font-family="Courie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Marathi3" svg:font-family="'Lohit Marath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Marathi1" svg:font-family="'Lohit Marathi'" style:font-family-generic="system" style:font-pitch="variable"/>
  </office:font-face-decls>
  <office:styles>
    <draw:opacity draw:name="Transparency_20_1" draw:display-name="Transparency 1" draw:style="linear" draw:start="100%" draw:end="0%" draw:angle="30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Mono" fo:font-family="'DejaVu Sans Mono'" style:font-style-name="Book" style:font-family-generic="modern" style:font-pitch="fixed"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Lohit Marathi3" style:font-family-complex="'Lohit Marath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21:48:27.994488347</meta:creation-date>
    <dc:date>2014-03-07T10:25:46.613438607</dc:date>
    <meta:editing-duration>PT22H39M21S</meta:editing-duration>
    <meta:editing-cycles>34</meta:editing-cycles>
    <meta:generator>LibreOffice/4.1.4.2$Linux_X86_64 LibreOffice_project/0a0440ccc0227ad9829de5f46be37cfb6edcf72</meta:generator>
    <meta:document-statistic meta:table-count="11" meta:image-count="0" meta:object-count="0" meta:page-count="10" meta:paragraph-count="305" meta:word-count="3144" meta:character-count="22898" meta:non-whitespace-character-count="19559"/>
  </office:meta>
</office:document-meta>
</file>